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Normal" style:family="paragraph">
      <style:text-properties fo:language="en" fo:country="BE"/>
    </style:style>
    <style:style style:name="P6" style:parent-style-name="Normal" style:family="paragraph">
      <style:text-properties fo:language="en" fo:country="BE"/>
    </style:style>
    <style:style style:name="P7" style:parent-style-name="Normal" style:family="paragraph">
      <style:text-properties fo:language="en" fo:country="BE"/>
    </style:style>
    <style:style style:name="P8" style:parent-style-name="Normal" style:family="paragraph">
      <style:text-properties fo:language="en" fo:country="BE"/>
    </style:style>
    <style:style style:name="P9" style:parent-style-name="Normal" style:family="paragraph">
      <style:text-properties fo:language="en" fo:country="BE"/>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P19" style:parent-style-name="Normal" style:family="paragraph">
      <style:paragraph-properties fo:text-align="justify"/>
      <style:text-properties fo:language="en" fo:country="US"/>
    </style:style>
    <style:style style:name="P20" style:parent-style-name="Normal" style:family="paragraph">
      <style:paragraph-properties fo:text-align="justify"/>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P29" style:parent-style-name="Normal" style:family="paragraph">
      <style:paragraph-properties fo:text-align="justify"/>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P35" style:parent-style-name="Normal" style:family="paragraph">
      <style:paragraph-properties fo:text-align="justify"/>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P43" style:parent-style-name="Normal" style:family="paragraph">
      <style:paragraph-properties fo:text-align="justify"/>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P51" style:parent-style-name="Normal" style:family="paragraph">
      <style:paragraph-properties fo:text-align="justify"/>
      <style:text-properties fo:language="en" fo:country="US"/>
    </style:style>
    <style:style style:name="P52" style:parent-style-name="Normal" style:family="paragraph">
      <style:paragraph-properties fo:text-align="justify"/>
      <style:text-properties fo:language="en" fo:country="US"/>
    </style:style>
    <style:style style:name="P53" style:parent-style-name="Normal" style:family="paragraph">
      <style:text-properties fo:language="en" fo:country="US"/>
    </style:style>
  </office:automatic-styles>
  <office:body>
    <office:text text:use-soft-page-breaks="true">
      <text:p text:style-name="P1">---</text:p>
      <text:p text:style-name="Normal">title: '<text:span text:style-name="T2">SPICY</text:span>: a Python toolbox<text:s/><text:span text:style-name="T3">for meshless assimilation from image velocimetry using Radial Basis Functions</text:span>'<text:span text:style-name="T4"><text:s/></text:span></text:p>
      <text:p text:style-name="Normal">tags:</text:p>
      <text:p text:style-name="P5">  - Python</text:p>
      <text:p text:style-name="P6">  - Radial Basis Functions</text:p>
      <text:p text:style-name="P7">  - Poisson Equation</text:p>
      <text:p text:style-name="P8">  - Super resolution</text:p>
      <text:p text:style-name="P9">  - Data Assimilation in Image Velocimetry</text:p>
      <text:p text:style-name="Normal">authors:</text:p>
      <text:p text:style-name="Normal"><text:s text:c="2"/>- name:<text:s/><text:span text:style-name="T10">P</text:span>.<text:s/><text:span text:style-name="T11">Sperotto</text:span></text:p>
      <text:p text:style-name="Normal"><text:s text:c="4"/>affiliation: 1,<text:span text:style-name="T12">*</text:span></text:p>
      <text:p text:style-name="Normal"><text:s text:c="2"/>- name:<text:s/><text:span text:style-name="T13">M. Ratz</text:span></text:p>
      <text:p text:style-name="Normal"><text:s text:c="4"/>affiliation: 2</text:p>
      <text:p text:style-name="Normal"><text:s text:c="2"/>- name: M. A. Mendez</text:p>
      <text:p text:style-name="Normal"><text:s text:c="4"/>affiliation: 1</text:p>
      <text:p text:style-name="Normal">affiliations:</text:p>
      <text:p text:style-name="Normal"><text:s/>- name: Environmental and Applied Fluid Mechanics, the von Karman Institute (VKI) for Fluid Mechanics</text:p>
      <text:p text:style-name="Normal"><text:s text:c="3"/>index: 1</text:p>
      <text:p text:style-name="Normal"><text:s/>- name:<text:s/>Department of Aerospace Engineering, Politecnico di Bari</text:p>
      <text:p text:style-name="Normal"><text:s text:c="3"/>index:<text:s/><text:span text:style-name="T14">*</text:span></text:p>
      <text:p text:style-name="Normal"><text:s/>- name:<text:s/><text:span text:style-name="T15">currently at Dantec Dynamics</text:span></text:p>
      <text:p text:style-name="Normal"><text:s text:c="3"/>date:<text:s/><text:span text:style-name="T16">01</text:span><text:s/><text:span text:style-name="T17">May</text:span><text:s/>202<text:span text:style-name="T18">3</text:span></text:p>
      <text:p text:style-name="Normal">output: bookdown::html_document2</text:p>
      <text:p text:style-name="Normal">bibliography: paper.bib</text:p>
      <text:p text:style-name="Normal">---</text:p>
      <text:p text:style-name="Normal"/>
      <text:p text:style-name="Normal"/>
      <text:p text:style-name="Normal"/>
      <text:p text:style-name="Normal"/>
      <text:p text:style-name="Normal"/>
      <text:p text:style-name="Normal"/>
      <text:p text:style-name="Normal"># Summary</text:p>
      <text:p text:style-name="P19">This work presents our SPICY (Super Resolution and<text:s/>Pressure from Image Velocimetry) toolbox for data assimilation from image velocimetry, whether measurements were carried out via cross-correlation or tracking. <text:s/>The approach allows computing analytic representation of the velocity fields from noisy and sparse data using constrained Radial Basis Functions (RBFs) regression. The constraints could include physical priors (e.g. divergence free in incompressible flows) or boundary conditions (e.g. no slip). The resulting fields allow for super-resolution on arbitrary points and accurate computation of derivatives. These could be used to compute derived quantities (e.g. vorticity) and, in the case of incompressible flows, integrate the pressure Poisson equation to compute pressure fields.</text:p>
      <text:p text:style-name="Normal"># Statement of need</text:p>
      <text:p text:style-name="P20"><text:span text:style-name="T21">Data<text:s/></text:span><text:span text:style-name="T22">assimilation methods are becoming increasingly important in image velocimetry, thanks to the remarkable spatial and temporal resolutions available with modern tracking methods [@Sciacchitano]. Assimilation methods optimally combine measurements and first p</text:span><text:span text:style-name="T23">rinciple models (e.g. conservation laws) to maximize noise removal, reach measurement super-resolution and derive related quantities such as vorticity and pressure fields. Several methods have been proposed in the literature and assessed in the framework o</text:span><text:span text:style-name="T24">f the European project<text:s/></text:span>HOMER (Holistic Optical Metrology for Aero-Elastic Research), grant agreement<text:span text:style-name="T25"><text:s/></text:span>number 769237<text:span text:style-name="T26"><text:s/>. The most classic approaches for the velocity assimilation involves regression of the particle trajectories (as in TrackFit by [@</text:span>Gesemann2016<text:span text:style-name="T27">]) while the computation of derived quantities is usually carried out by first mapping the tracks onto Eulerian grids and then solving the relevant PDEs using standard CFD approaches (as in [Schneiders2016a,<text:s/></text:span>Agarwal2021<text:span text:style-name="T28">] ). <text:s/></text:span></text:p>
      <text:p text:style-name="P29"><text:span text:style-name="T30">Alternatives mesh free<text:s/></text:span><text:span text:style-name="T31">methods are second generation Flowfit [@</text:span>Gesemann2016<text:span text:style-name="T32">], which combines the velocity regression and the pressure integration into a large nonlinear optimization problem and methods based on physics informed neural networks (PINNs) [@</text:span>Rao2020,<text:span text:style-name="T33">] which uses pena</text:span><text:span text:style-name="T34">lized artificial neural networks to solve for the velocity and the pressure fields.<text:s/></text:span></text:p>
      <text:p text:style-name="P35"><text:span text:style-name="T36">Recently, in [@</text:span>Sperotto2022<text:span text:style-name="T37">] we proposed a meshless approach based on constrained Radial Basis Functions (RBFs) to solve both the velocity regression problem and the press</text:span><text:span text:style-name="T38">ure computation. This approach is akin to the well-known Kansa method [@</text:span>Fornberg2015<text:span text:style-name="T39">] for the meshless integration of PDEs. The main novelty is that this formulation yields linear regression problems that can be easily constrained (rather than penalized) a</text:span><text:span text:style-name="T40">nd solved using standard linear system solvers. All the codes developed have now been released in the open SPICY (Super Resolution and Pressure from Image Velocimetry) toolbox linked to this contribution. Documentation, installation, and tutorials are avai</text:span><text:span text:style-name="T41">lable in the provided repository and on the YouTube channel XXXXX.<text:s/></text:span></text:p>
      <text:p text:style-name="Normal">#<text:s/><text:span text:style-name="T42">Tutorials and ongoing works</text:span></text:p>
      <text:p text:style-name="P43"><text:span text:style-name="T44">A total of five tutorials have been published in the repository, allowing for reproducing the results in [@</text:span>Sperotto2022<text:span text:style-name="T45">]. The first tutorial presents the use<text:s/></text:span><text:span text:style-name="T46">of SPICY for solving the Laplace Equation in 2D while tutorials two to four focus on the velocity regression and pressure computation on 2D velocity fields with or without the divergence free constraints on the velocity. Tutorial five tackles a 3D case, na</text:span><text:span text:style-name="T47">mely the Stokes flow past a sphere. The solver currently implemented is the direct approach proposed in the original publication. Ongoing works are the extension to Reynolds average formulation to treat turbulent flows, as presented in [@</text:span>Sperotto2022b<text:span text:style-name="T48">] and</text:span><text:span text:style-name="T49"><text:s/>the implementation of a Partition of Unity (PUM) approach to limit the memory usage as in [@</text:span>Ratz2022a<text:span text:style-name="T50">].</text:span></text:p>
      <text:p text:style-name="P51"/>
      <text:p text:style-name="P52"/>
      <text:p text:style-name="Normal"># Acknowledgments</text:p>
      <text:p text:style-name="P53">The development of SPICY has been carried out in the framework of the Research Master program of Pietro Sperotto (AY 2021/2022) and<text:s/>Manuel Ratz (AY 2022/2023) at the von Karman Institute.</text:p>
      <text:p text:style-name="Normal"/>
      <text:p text:style-name="Normal"># References</text:p>
      <text:p text:style-name="Normal">@InProceedings{Andrea,</text:p>
      <text:p text:style-name="Normal"><text:s text:c="2"/>author <text:s text:c="3"/>= {Sciacchitano, A., Leclaire, B., Schr\"{o}der, A.},</text:p>
      <text:p text:style-name="Normal"><text:s text:c="2"/>booktitle = {20th International Symposium on the Application of Laser and Imaging<text:s/>Techniques to Fluid MEchanics},</text:p>
      <text:p text:style-name="Normal"><text:s text:c="2"/>title <text:s text:c="4"/>= {Main results of the first Data Assimilation Challenge},</text:p>
      <text:p text:style-name="Normal"><text:s text:c="2"/>year <text:s text:c="5"/>= {2022},</text:p>
      <text:p text:style-name="Normal"><text:s text:c="2"/>address <text:s text:c="2"/>= {Lisbon, Portugal},</text:p>
      <text:p text:style-name="Normal">}</text:p>
      <text:p text:style-name="Normal">@Article{Sperotto2022,</text:p>
      <text:p text:style-name="Normal"><text:s text:c="2"/>author <text:s text:c="3"/>= {Pietro Sperotto and Sandra Pieraccini and Miguel A Mendez},</text:p>
      <text:p text:style-name="Normal"><text:s text:c="2"/>journal <text:s text:c="2"/>= {Measurement Science and Technology},</text:p>
      <text:p text:style-name="Normal"><text:s text:c="2"/>title <text:s text:c="4"/>= {A meshless method to compute pressure fields from image velocimetry},</text:p>
      <text:p text:style-name="Normal"><text:s text:c="2"/>year <text:s text:c="5"/>= {2022},</text:p>
      <text:p text:style-name="Normal"><text:s text:c="2"/>month <text:s text:c="4"/>= {jun},</text:p>
      <text:p text:style-name="Normal"><text:s text:c="2"/>number <text:s text:c="3"/>= {9},</text:p>
      <text:p text:style-name="Normal"><text:s text:c="2"/>pages <text:s text:c="4"/>= {094005},</text:p>
      <text:p text:style-name="Normal"><text:s text:c="2"/>volume <text:s text:c="3"/>= {33},</text:p>
      <text:p text:style-name="Normal"><text:s text:c="2"/>doi <text:s text:c="4"/><text:s text:c="2"/>= {10.1088/1361-6501/ac70a9},</text:p>
      <text:p text:style-name="Normal"><text:s text:c="2"/>publisher = {{IOP} Publishing},</text:p>
      <text:p text:style-name="Normal">}</text:p>
      <text:p text:style-name="Normal"/>
      <text:p text:style-name="Normal">@InProceedings{Ratz2022a,</text:p>
      <text:p text:style-name="Normal"><text:s text:c="2"/>author <text:s text:c="3"/>= {Ratz, M., Sachs, S., K\"{o}nig, J., Mendez, M. A., Cierpka, C.},</text:p>
      <text:p text:style-name="Normal"><text:s text:c="2"/>booktitle = {International Symposium on Applications of Laser and Imaging Techniques to Fluid Mechanics},</text:p>
      <text:p text:style-name="Normal"><text:s text:c="2"/>title <text:s text:c="4"/>= {{Radial basis function regression of Lagrangian three-dimensional particle tracking data}},</text:p>
      <text:p text:style-name="Normal"><text:s text:c="2"/>year <text:s text:c="5"/>= {2022},</text:p>
      <text:p text:style-name="Normal">}</text:p>
      <text:p text:style-name="Normal"/>
      <text:p text:style-name="Normal">@Article{Fornberg2015,</text:p>
      <text:p text:style-name="Normal"><text:s text:c="2"/>author <text:s text:c="3"/>= {B. Fornberg and N. Flyer},</text:p>
      <text:p text:style-name="Normal"><text:s text:c="2"/>title <text:s text:c="4"/>= {Solving {PDEs} with radial basis functions},</text:p>
      <text:p text:style-name="Normal"><text:s text:c="2"/>journal <text:s text:c="2"/>= {Acta Numerica},</text:p>
      <text:p text:style-name="Normal"><text:s text:c="2"/>year <text:s text:c="5"/>= {2015},</text:p>
      <text:p text:style-name="Normal"><text:s text:c="2"/>volume <text:s text:c="3"/>= {24},</text:p>
      <text:p text:style-name="Normal"><text:s text:c="2"/>pages <text:s text:c="4"/>= {215--258},</text:p>
      <text:p text:style-name="Normal"><text:s text:c="2"/>month <text:s text:c="4"/>= {apr},</text:p>
      <text:p text:style-name="Normal"><text:s text:c="2"/>doi <text:s text:c="6"/>= {10.1017/s0962492914000130},</text:p>
      <text:p text:style-name="Normal"><text:s text:c="2"/>publisher = {Cambridge University Press ({CUP})},</text:p>
      <text:p text:style-name="Normal">}</text:p>
      <text:p text:style-name="Normal">@InProceedings{Sperotto2022b,</text:p>
      <text:p text:style-name="Normal"><text:s text:c="2"/>author <text:s text:c="3"/>= {Sperotto, Pietro and Pieraccini, Sandra and Mendez, Miguel},</text:p>
      <text:p text:style-name="Normal"><text:s text:c="2"/>booktitle = {International Symposium on Applications of Laser and Imaging Techniques to Fluid Mechanics},</text:p>
      <text:p text:style-name="Normal"><text:s text:c="2"/>title <text:s text:c="4"/>= {{A RANS approach to the Meshless Computation of Pressure Fields From Image Velocimetry}},</text:p>
      <text:p text:style-name="Normal"><text:s text:c="2"/>year <text:s text:c="5"/>= {2022},</text:p>
      <text:p text:style-name="Normal">}</text:p>
      <text:p text:style-name="Normal">@Article{Rao2020,</text:p>
      <text:p text:style-name="Normal"><text:s text:c="4"/>author <text:s text:c="2"/>= {Chengping Rao and Hao Sun and Yang Liu},</text:p>
      <text:p text:style-name="Normal"><text:s text:c="4"/>journal <text:s/>= {Theoretical and Applied Mechanics Letters},</text:p>
      <text:p text:style-name="Normal"><text:s text:c="4"/>title <text:s text:c="3"/>= {Physics-informed deep learning for incompressible laminar flows},</text:p>
      <text:p text:style-name="Normal"><text:s text:c="4"/>year <text:s text:c="4"/>= {2020},</text:p>
      <text:p text:style-name="Normal"><text:s text:c="4"/>number <text:s text:c="2"/>= {3},</text:p>
      <text:p text:style-name="Normal"><text:s text:c="4"/>volume <text:s text:c="2"/>= {10},</text:p>
      <text:p text:style-name="Normal"><text:s text:c="4"/>doi <text:s text:c="5"/>= {https://doi.org/10.1016/j.taml.2020.01.039},</text:p>
      <text:p text:style-name="Normal"><text:s text:c="4"/>keywords = {Physics-informed neural networks (PINN), Deep learning, Fluid dynamics, Incompressible laminar flow},</text:p>
      <text:p text:style-name="Normal">}</text:p>
      <text:p text:style-name="Normal"/>
      <text:p text:style-name="Normal">@InProceedings{Gesemann2016,</text:p>
      <text:p text:style-name="Normal"><text:s text:c="2"/>author <text:s text:c="3"/>= {Sebastian Gesemann and Florian Huhn and Daniel Schanz and Andreas Schr{\"o}der},</text:p>
      <text:p text:style-name="Normal"><text:s text:c="2"/>booktitle = {International Symposium on Applications of Laser Techniques to Fluid Mechanics},</text:p>
      <text:p text:style-name="Normal"><text:s text:c="2"/>title <text:s text:c="4"/>= {{From Noisy Particle Tracks to Velocity, Acceleration and Pressure Fields using B-splines and Penalties}},</text:p>
      <text:p text:style-name="Normal"><text:s text:c="2"/>year <text:s text:c="5"/>= {2016},</text:p>
      <text:p text:style-name="Normal">}</text:p>
      <text:p text:style-name="Normal"/>
      <text:p text:style-name="Normal"/>
      <text:p text:style-name="Normal">@Article{Schneiders2016a,</text:p>
      <text:p text:style-name="Normal"><text:s text:c="2"/>author <text:s text:c="3"/>= {J. F. G. Schneiders and S. Pröbsting and R. P. Dwight and B.<text:s/>W. van Oudheusden and F. Scarano},</text:p>
      <text:p text:style-name="Normal"><text:s text:c="2"/>title <text:s text:c="4"/>= {Pressure estimation from single-snapshot tomographic {PIV} in a turbulent boundary layer},</text:p>
      <text:p text:style-name="Normal"><text:s text:c="2"/>journal <text:s text:c="2"/>= {Experiments in Fluids},</text:p>
      <text:p text:style-name="Normal"><text:s text:c="2"/>year <text:s text:c="5"/>= {2016},</text:p>
      <text:p text:style-name="Normal"><text:s text:c="2"/>volume <text:s text:c="3"/>= {57},</text:p>
      <text:p text:style-name="Normal"><text:s text:c="2"/>number <text:s text:c="3"/>= {4},</text:p>
      <text:p text:style-name="Normal"><text:s text:c="2"/>month <text:s text:c="4"/>= {mar},</text:p>
      <text:p text:style-name="Normal"><text:s text:c="2"/>doi <text:s text:c="6"/>= {10.1007/s00348-016-2133-9},</text:p>
      <text:p text:style-name="Normal"><text:s text:c="2"/>publisher = {Springer Science and Business Media {LLC}},</text:p>
      <text:p text:style-name="Normal">}</text:p>
      <text:p text:style-name="Normal"/>
      <text:p text:style-name="Normal"/>
      <text:p text:style-name="Normal"/>
      <text:p text:style-name="Normal">@Article{Agarwal2021,</text:p>
      <text:p text:style-name="Normal"><text:s text:c="2"/>author <text:s text:c="3"/>= {K. Agarwal and O. Ram and J. Wang and Y. Lu and J. Katz},</text:p>
      <text:p text:style-name="Normal"><text:s text:c="2"/>title <text:s text:c="4"/>= {Reconstructing velocity and pressure from noisy sparse particle tracks using constrained cost minimization},</text:p>
      <text:p text:style-name="Normal"><text:s text:c="2"/>journal <text:s text:c="2"/>= {Experiments in Fluids},</text:p>
      <text:p text:style-name="Normal"><text:s text:c="2"/>year <text:s text:c="5"/>= {2021},</text:p>
      <text:p text:style-name="Normal"><text:s text:c="2"/>volume <text:s text:c="3"/>= {62},</text:p>
      <text:p text:style-name="Normal"><text:s text:c="2"/>number <text:s text:c="3"/>= {4},</text:p>
      <text:p text:style-name="Normal"><text:s text:c="2"/>month <text:s text:c="4"/>= {mar},</text:p>
      <text:p text:style-name="Normal"><text:s text:c="2"/>doi <text:s text:c="6"/>= {10.1007/s00348-021-03172-0},</text:p>
      <text:p text:style-name="Normal"><text:s text:c="2"/>publisher = {Springer Science and Business Media {LLC}},</text:p>
      <text:p text:style-name="Nor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guel Alfonso Mendez</meta:initial-creator>
    <dc:creator>Miguel Alfonso Mendez</dc:creator>
    <meta:creation-date>2023-04-25T16:28:00Z</meta:creation-date>
    <dc:date>2023-05-03T14:20:00Z</dc:date>
    <meta:template xlink:href="Normal" xlink:type="simple"/>
    <meta:editing-cycles>5</meta:editing-cycles>
    <meta:editing-duration>PT2160S</meta:editing-duration>
    <meta:document-statistic meta:page-count="1" meta:paragraph-count="16" meta:word-count="1225" meta:character-count="8192" meta:row-count="58" meta:non-whitespace-character-count="6983"/>
  </office:meta>
</office:document-meta>
</file>